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style:style style:name="P15" style:family="paragraph" style:parent-style-name="Text_20_body" style:list-style-name="L9">
      <style:paragraph-properties fo:margin-top="0in" fo:margin-bottom="0in"/>
    </style:style>
    <style:style style:name="P16" style:family="paragraph" style:parent-style-name="Text_20_body" style:list-style-name="L10">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1">
      <style:paragraph-properties fo:margin-top="0in" fo:margin-bottom="0in"/>
    </style:style>
    <style:style style:name="P20" style:family="paragraph" style:parent-style-name="Text_20_body" style:list-style-name="L12">
      <style:paragraph-properties fo:margin-top="0in" fo:margin-bottom="0in"/>
    </style:style>
    <style:style style:name="P21" style:family="paragraph" style:parent-style-name="Text_20_body" style:list-style-name="L13">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14">
      <style:paragraph-properties fo:margin-top="0in" fo:margin-bottom="0in"/>
    </style:style>
    <style:style style:name="P25" style:family="paragraph" style:parent-style-name="Text_20_body" style:list-style-name="L15">
      <style:paragraph-properties fo:margin-top="0in" fo:margin-bottom="0in"/>
    </style:style>
    <style:style style:name="P26" style:family="paragraph" style:parent-style-name="Text_20_body" style:list-style-name="L16">
      <style:paragraph-properties fo:margin-top="0in" fo:margin-bottom="0in"/>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Text_20_body" style:list-style-name="L17">
      <style:paragraph-properties fo:margin-top="0in" fo:margin-bottom="0in"/>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18">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19">
      <style:paragraph-properties fo:margin-top="0in" fo:margin-bottom="0in"/>
    </style:style>
    <style:style style:name="P34" style:family="paragraph" style:parent-style-name="Text_20_body" style:list-style-name="L20">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eting-templates"/>Meeting Templates<text:bookmark-end text:name="meeting-templates"/></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5/meeting-templates" office:name=""><text:span text:style-name="Definition">https://blueprint.ecohubs.community/de/articles/rcos-templates/layer-5/meeting-templates</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5 — Operations &amp; Coordination</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5-operations-coordination#72-meeting-system" office:name=""><text:span text:style-name="Definition">§7.2</text:span></text:a>, <text:a xlink:type="simple" xlink:href="https://blueprint.ecohubs.community/de/articles/rcos-core/v0-1/layer-5-operations-coordination#76-artifacts" office:name=""><text:span text:style-name="Definition">§7.6</text:span></text:a></text:p>
        </text:list-item>
      </text:list>
      <text:p text:style-name="P4">Meeting templates declare the purpose, decision scope, quorum, and structure of each meeting type. A meeting without a declared template will, given enough time, accumulate authority it should not have. Adapt these templates and add or remove meeting types as your community needs.</text:p>
      <text:p text:style-name="Horizontal_20_Line"/>
      <text:h text:style-name="Heading_20_2" text:outline-level="2"><text:bookmark-start text:name="meeting-type-operations"/>Meeting Type: Operations<text:bookmark-end text:name="meeting-type-operations"/></text:h>
      <text:p text:style-name="First_20_paragraph"><text:span text:style-name="T2">RCOS clauses: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2-meeting-system" office:name=""><text:span text:style-name="Definition"><text:span text:style-name="T2">7.2.4</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5"><text:span text:style-name="T1">Begründung — Why a regular Operations meeting</text:span></text:p>
      <text:p text:style-name="P5">Day-to-day coordination needs a regular beat, not ad-hoc improvisation. The Operations meeting is the community’s heartbeat — a predictable space to review active work, surface blockers, and make small operational decisions. Crucially, only Operational decisions happen here; Strategic and Constitutional ones go through the governance process, so the meeting can’t quietly accumulate authority it doesn’t have.</text:p>
      <text:p text:style-name="P6"><text:span text:style-name="T1">Anleitung — How to fill this in</text:span></text:p>
      <text:p text:style-name="P6">Set purpose, decision scope, required and optional participants, cadence, duration, and facilitation rules. Keep decision scope to Operational only.</text:p>
      <text:list text:style-name="L3">
        <text:list-item>
          <text:p text:style-name="P7"><text:span text:style-name="T1">Purpose:</text:span> <text:span text:style-name="T2">&lt;review active work, coordinate tasks, surface blockers, make operational decisions.&gt;</text:span></text:p>
        </text:list-item>
        <text:list-item>
          <text:p text:style-name="P7"><text:span text:style-name="T1">Decision scope:</text:span> Operational decisions only — cannot make Strategic or Constitutional decisions.</text:p>
        </text:list-item>
        <text:list-item>
          <text:p text:style-name="P7"><text:span text:style-name="T1">Required participants:</text:span> <text:span text:style-name="T2">&lt;who is invited; minimum quorum.&gt;</text:span></text:p>
        </text:list-item>
        <text:list-item>
          <text:p text:style-name="P7"><text:span text:style-name="T1">Optional participants:</text:span> </text:p>
        </text:list-item>
        <text:list-item>
          <text:p text:style-name="P7"><text:span text:style-name="T1">Cadence:</text:span> <text:span text:style-name="T2">&lt;weekly / bi-weekly / monthly.&gt;</text:span></text:p>
        </text:list-item>
        <text:list-item>
          <text:p text:style-name="P7"><text:span text:style-name="T1">Duration limit:</text:span> <text:span text:style-name="T2">&lt;e.g. 90 minutes maximum.&gt;</text:span></text:p>
        </text:list-item>
        <text:list-item>
          <text:p text:style-name="P7"><text:span text:style-name="T1">Facilitation:</text:span> <text:span text:style-name="T2">&lt;facilitator role; substitute rule.&gt;</text:span></text:p>
        </text:list-item>
      </text:list>
      <text:h text:style-name="Heading_20_3" text:outline-level="3"><text:bookmark-start text:name="agenda-structure"/>Agenda Structure<text:bookmark-end text:name="agenda-structure"/></text:h>
      <text:list text:style-name="L4">
        <text:list-item>
          <text:p text:style-name="P8"><text:span text:style-name="T1">Check-in</text:span> </text:p>
        </text:list-item>
        <text:list-item>
          <text:p text:style-name="P8"><text:span text:style-name="T1">Review last actions</text:span> </text:p>
        </text:list-item>
        <text:list-item>
          <text:p text:style-name="P8"><text:span text:style-name="T1">Role and domain updates</text:span> </text:p>
        </text:list-item>
        <text:list-item>
          <text:p text:style-name="P8"><text:span text:style-name="T1">Active agenda items</text:span> </text:p>
        </text:list-item>
        <text:list-item>
          <text:p text:style-name="P8"><text:span text:style-name="T1">Operational decisions</text:span> </text:p>
        </text:list-item>
        <text:list-item>
          <text:p text:style-name="P8"><text:span text:style-name="T1">Next actions and owners</text:span> </text:p>
        </text:list-item>
        <text:list-item>
          <text:p text:style-name="P8"><text:span text:style-name="T1">Check-out</text:span> <text:span text:style-name="T2">&lt;duration; optional&gt;</text:span></text:p>
        </text:list-item>
      </text:list>
      <text:h text:style-name="Heading_20_3" text:outline-level="3"><text:bookmark-start text:name="notes-and-records"/>Notes and Records<text:bookmark-end text:name="notes-and-records"/></text:h>
      <text:list text:style-name="L5">
        <text:list-item>
          <text:p text:style-name="P9"><text:span text:style-name="T1">Date:</text:span></text:p>
        </text:list-item>
        <text:list-item>
          <text:p text:style-name="P9"><text:span text:style-name="T1">Facilitator:</text:span></text:p>
        </text:list-item>
        <text:list-item>
          <text:p text:style-name="P9"><text:span text:style-name="T1">Attendees:</text:span></text:p>
        </text:list-item>
        <text:list-item>
          <text:p text:style-name="P9"><text:span text:style-name="T1">Notes:</text:span></text:p>
        </text:list-item>
      </text:list>
      <text:h text:style-name="Heading_20_3" text:outline-level="3"><text:bookmark-start text:name="decision-record-if-applicable"/>Decision Record (if applicable)<text:bookmark-end text:name="decision-record-if-applicable"/></text:h>
      <text:list text:style-name="L6">
        <text:list-item>
          <text:p text:style-name="P10"><text:span text:style-name="T1">Decision type:</text:span> Operational</text:p>
        </text:list-item>
        <text:list-item>
          <text:p text:style-name="P10"><text:span text:style-name="T1">Authority:</text:span> </text:p>
        </text:list-item>
        <text:list-item>
          <text:p text:style-name="P10"><text:span text:style-name="T1">Mechanism / threshold:</text:span> Delegated authority</text:p>
        </text:list-item>
        <text:list-item>
          <text:p text:style-name="P10"><text:span text:style-name="T1">Outcome:</text:span> </text:p>
        </text:list-item>
        <text:list-item>
          <text:p text:style-name="P10"><text:span text:style-name="T1">Effective date:</text:span></text:p>
        </text:list-item>
        <text:list-item>
          <text:p text:style-name="P10"><text:span text:style-name="T1">Filed to:</text:span> </text:p>
        </text:list-item>
      </text:list>
      <text:p text:style-name="Horizontal_20_Line"/>
      <text:h text:style-name="Heading_20_2" text:outline-level="2"><text:bookmark-start text:name="meeting-type-governance"/>Meeting Type: Governance<text:bookmark-end text:name="meeting-type-governance"/></text:h>
      <text:p text:style-name="First_20_paragraph"><text:span text:style-name="T2">RCOS clauses: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11"><text:span text:style-name="T1">Begründung — Why separate deliberation from the binding vote</text:span></text:p>
      <text:p text:style-name="P11">If a meeting can both discuss and decide, whoever is in the room that day gets to decide — regardless of quorum or authority rules. Keeping deliberation separate from the binding vote preserves the integrity of the Decision Matrix and ensures absent members still get a vote.</text:p>
      <text:p text:style-name="P12"><text:span text:style-name="T1">Anleitung — How to fill this in</text:span></text:p>
      <text:p text:style-name="P12">This meeting deliberates on active proposals during their deliberation period. The binding decision is made via the governance process per the Decision Matrix.</text:p>
      <text:list text:style-name="L7">
        <text:list-item>
          <text:p text:style-name="P13"><text:span text:style-name="T1">Purpose:</text:span> Deliberate on an active proposal during its deliberation period.</text:p>
        </text:list-item>
        <text:list-item>
          <text:p text:style-name="P13"><text:span text:style-name="T1">Decision scope:</text:span> Deliberation only — the binding decision is made via the governance process per the Decision Matrix.</text:p>
        </text:list-item>
        <text:list-item>
          <text:p text:style-name="P13"><text:span text:style-name="T1">Required participants:</text:span> <text:span text:style-name="T2">&lt;all Full Members invited; proposer must be present.&gt;</text:span></text:p>
        </text:list-item>
        <text:list-item>
          <text:p text:style-name="P13"><text:span text:style-name="T1">Optional participants:</text:span> </text:p>
        </text:list-item>
        <text:list-item>
          <text:p text:style-name="P13"><text:span text:style-name="T1">Cadence:</text:span> </text:p>
        </text:list-item>
        <text:list-item>
          <text:p text:style-name="P13"><text:span text:style-name="T1">Duration limit:</text:span> <text:span text:style-name="T2">&lt;e.g. 60 minutes maximum.&gt;</text:span></text:p>
        </text:list-item>
        <text:list-item>
          <text:p text:style-name="P13"><text:span text:style-name="T1">Facilitation:</text:span> </text:p>
        </text:list-item>
      </text:list>
      <text:h text:style-name="Heading_20_3" text:outline-level="3"><text:bookmark-start text:name="agenda-structure-1"/>Agenda Structure<text:bookmark-end text:name="agenda-structure-1"/></text:h>
      <text:list text:style-name="L8">
        <text:list-item>
          <text:p text:style-name="P14"><text:span text:style-name="T1">Check-in</text:span> </text:p>
        </text:list-item>
        <text:list-item>
          <text:p text:style-name="P14"><text:span text:style-name="T1">Proposal summary</text:span> <text:span text:style-name="T2">&lt;duration — proposer presents the proposal: what it changes, why, and alternatives considered.&gt;</text:span></text:p>
        </text:list-item>
        <text:list-item>
          <text:p text:style-name="P14"><text:span text:style-name="T1">Clarifying questions</text:span> <text:span text:style-name="T2">&lt;duration — factual questions only; no advocacy yet.&gt;</text:span></text:p>
        </text:list-item>
        <text:list-item>
          <text:p text:style-name="P14"><text:span text:style-name="T1">Open deliberation</text:span> <text:span text:style-name="T2">&lt;duration.&gt;</text:span></text:p>
        </text:list-item>
        <text:list-item>
          <text:p text:style-name="P14"><text:span text:style-name="T1">Summary of positions and next steps</text:span> <text:span text:style-name="T2">&lt;duration — facilitator summarises; confirms vote timeline.&gt;</text:span></text:p>
        </text:list-item>
      </text:list>
      <text:h text:style-name="Heading_20_3" text:outline-level="3"><text:bookmark-start text:name="notes-and-records-1"/>Notes and Records<text:bookmark-end text:name="notes-and-records-1"/></text:h>
      <text:list text:style-name="L9">
        <text:list-item>
          <text:p text:style-name="P15"><text:span text:style-name="T1">Date:</text:span></text:p>
        </text:list-item>
        <text:list-item>
          <text:p text:style-name="P15"><text:span text:style-name="T1">Facilitator:</text:span></text:p>
        </text:list-item>
        <text:list-item>
          <text:p text:style-name="P15"><text:span text:style-name="T1">Attendees:</text:span></text:p>
        </text:list-item>
        <text:list-item>
          <text:p text:style-name="P15"><text:span text:style-name="T1">Notes:</text:span></text:p>
        </text:list-item>
      </text:list>
      <text:h text:style-name="Heading_20_3" text:outline-level="3"><text:bookmark-start text:name="decision-record"/>Decision Record<text:bookmark-end text:name="decision-record"/></text:h>
      <text:list text:style-name="L10">
        <text:list-item>
          <text:p text:style-name="P16"><text:span text:style-name="T1">Proposal reference:</text:span> </text:p>
        </text:list-item>
        <text:list-item>
          <text:p text:style-name="P16"><text:span text:style-name="T1">Decision type:</text:span> <text:span text:style-name="T2">&lt;Strategic / Constitutional&gt;</text:span></text:p>
        </text:list-item>
        <text:list-item>
          <text:p text:style-name="P16"><text:span text:style-name="T1">Authority:</text:span> Full Members (collective)</text:p>
        </text:list-item>
        <text:list-item>
          <text:p text:style-name="P16"><text:span text:style-name="T1">Mechanism / threshold:</text:span> <text:span text:style-name="T2">&lt;vote mechanism + threshold&gt;</text:span></text:p>
        </text:list-item>
        <text:list-item>
          <text:p text:style-name="P16"><text:span text:style-name="T1">Outcome:</text:span> <text:span text:style-name="T2">&lt;Passed / Rejected / Tabled&gt;</text:span></text:p>
        </text:list-item>
        <text:list-item>
          <text:p text:style-name="P16"><text:span text:style-name="T1">Effective date:</text:span></text:p>
        </text:list-item>
        <text:list-item>
          <text:p text:style-name="P16"><text:span text:style-name="T1">Vote link:</text:span></text:p>
        </text:list-item>
      </text:list>
      <text:p text:style-name="Horizontal_20_Line"/>
      <text:h text:style-name="Heading_20_2" text:outline-level="2"><text:bookmark-start text:name="meeting-type-coordination--alignment"/>Meeting Type: Coordination &amp; Alignment<text:bookmark-end text:name="meeting-type-coordination--alignment"/></text:h>
      <text:p text:style-name="First_20_paragraph"><text:span text:style-name="T2">RCOS clauses: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17"><text:span text:style-name="T1">Begründung — Why a dedicated coordination meeting</text:span></text:p>
      <text:p text:style-name="P17">Some blockers span more than one role and can’t be resolved in the regular Operations rhythm. Coordination &amp; Alignment gives cross-role work its own space — for dependencies, handoffs, and competing priorities — so the weekly meeting doesn’t balloon trying to absorb everything.</text:p>
      <text:p text:style-name="P18"><text:span text:style-name="T1">Anleitung — How to fill this in</text:span></text:p>
      <text:p text:style-name="P18">Use this template when cross-role coordination is needed. Keep decision scope Operational only and limit required participants to those with active initiatives.</text:p>
      <text:list text:style-name="L11">
        <text:list-item>
          <text:p text:style-name="P19"><text:span text:style-name="T1">Purpose:</text:span> Synchronize work across roles and initiatives; surface dependencies and blockers; align priorities.</text:p>
        </text:list-item>
        <text:list-item>
          <text:p text:style-name="P19"><text:span text:style-name="T1">Decision scope:</text:span> Operational decisions only.</text:p>
        </text:list-item>
        <text:list-item>
          <text:p text:style-name="P19"><text:span text:style-name="T1">Required participants:</text:span> </text:p>
        </text:list-item>
        <text:list-item>
          <text:p text:style-name="P19"><text:span text:style-name="T1">Optional participants:</text:span> </text:p>
        </text:list-item>
        <text:list-item>
          <text:p text:style-name="P19"><text:span text:style-name="T1">Cadence:</text:span> </text:p>
        </text:list-item>
        <text:list-item>
          <text:p text:style-name="P19"><text:span text:style-name="T1">Duration limit:</text:span> <text:span text:style-name="T2">&lt;e.g. 60 minutes.&gt;</text:span></text:p>
        </text:list-item>
        <text:list-item>
          <text:p text:style-name="P19"><text:span text:style-name="T1">Facilitation:</text:span> <text:span text:style-name="T2">&lt;facilitator; substitute rule.&gt;</text:span></text:p>
        </text:list-item>
      </text:list>
      <text:h text:style-name="Heading_20_3" text:outline-level="3"><text:bookmark-start text:name="agenda-structure-2"/>Agenda Structure<text:bookmark-end text:name="agenda-structure-2"/></text:h>
      <text:list text:style-name="L12">
        <text:list-item>
          <text:p text:style-name="P20"><text:span text:style-name="T1">Check-in</text:span> </text:p>
        </text:list-item>
        <text:list-item>
          <text:p text:style-name="P20"><text:span text:style-name="T1">Initiative status updates</text:span> </text:p>
        </text:list-item>
        <text:list-item>
          <text:p text:style-name="P20"><text:span text:style-name="T1">Blockers and dependencies</text:span> </text:p>
        </text:list-item>
        <text:list-item>
          <text:p text:style-name="P20"><text:span text:style-name="T1">Next steps</text:span> </text:p>
        </text:list-item>
      </text:list>
      <text:h text:style-name="Heading_20_3" text:outline-level="3"><text:bookmark-start text:name="notes-and-records-2"/>Notes and Records<text:bookmark-end text:name="notes-and-records-2"/></text:h>
      <text:list text:style-name="L13">
        <text:list-item>
          <text:p text:style-name="P21"><text:span text:style-name="T1">Date:</text:span></text:p>
        </text:list-item>
        <text:list-item>
          <text:p text:style-name="P21"><text:span text:style-name="T1">Facilitator:</text:span></text:p>
        </text:list-item>
        <text:list-item>
          <text:p text:style-name="P21"><text:span text:style-name="T1">Attendees:</text:span></text:p>
        </text:list-item>
        <text:list-item>
          <text:p text:style-name="P21"><text:span text:style-name="T1">Notes:</text:span></text:p>
        </text:list-item>
      </text:list>
      <text:p text:style-name="Horizontal_20_Line"/>
      <text:h text:style-name="Heading_20_2" text:outline-level="2"><text:bookmark-start text:name="meeting-type-reflection--learning"/>Meeting Type: Reflection &amp; Learning<text:bookmark-end text:name="meeting-type-reflection--learning"/></text:h>
      <text:p text:style-name="First_20_paragraph"><text:span text:style-name="T2">RCOS clauses: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p>
      <text:p text:style-name="P22"><text:span text:style-name="T1">Begründung — Why give reflection its own meeting type</text:span></text:p>
      <text:p text:style-name="P22">Reflection that happens only when time allows never happens. A named meeting type with a defined cadence makes space for looking back — and keeps retrospection from getting squeezed out by operational urgency. Without it, the Learning Log (Layer 6) stays empty and the framework stops evolving.</text:p>
      <text:p text:style-name="P23"><text:span text:style-name="T1">Anleitung — How to fill this in</text:span></text:p>
      <text:p text:style-name="P23">This meeting reviews the most recent period and feeds insights to the Learning Log (Layer 6) and the Future Proposals queue.</text:p>
      <text:list text:style-name="L14">
        <text:list-item>
          <text:p text:style-name="P24"><text:span text:style-name="T1">Purpose:</text:span> Review experience, surface patterns, capture learnings, feed insights back into the framework.</text:p>
        </text:list-item>
        <text:list-item>
          <text:p text:style-name="P24"><text:span text:style-name="T1">Decision scope:</text:span> May produce proposals for change; no direct decision authority unless specified in the Decision Matrix.</text:p>
        </text:list-item>
        <text:list-item>
          <text:p text:style-name="P24"><text:span text:style-name="T1">Required participants:</text:span> </text:p>
        </text:list-item>
        <text:list-item>
          <text:p text:style-name="P24"><text:span text:style-name="T1">Cadence:</text:span> <text:span text:style-name="T2">&lt;quarterly.&gt;</text:span></text:p>
        </text:list-item>
        <text:list-item>
          <text:p text:style-name="P24"><text:span text:style-name="T1">Duration limit:</text:span> <text:span text:style-name="T2">&lt;e.g. 90 minutes.&gt;</text:span></text:p>
        </text:list-item>
        <text:list-item>
          <text:p text:style-name="P24"><text:span text:style-name="T1">Facilitation:</text:span> </text:p>
        </text:list-item>
      </text:list>
      <text:h text:style-name="Heading_20_3" text:outline-level="3"><text:bookmark-start text:name="agenda-structure-3"/>Agenda Structure<text:bookmark-end text:name="agenda-structure-3"/></text:h>
      <text:list text:style-name="L15">
        <text:list-item>
          <text:p text:style-name="P25"><text:span text:style-name="T1">Check-in</text:span> </text:p>
        </text:list-item>
        <text:list-item>
          <text:p text:style-name="P25"><text:span text:style-name="T1">Review period highlights</text:span> </text:p>
        </text:list-item>
        <text:list-item>
          <text:p text:style-name="P25"><text:span text:style-name="T1">What worked well</text:span> </text:p>
        </text:list-item>
        <text:list-item>
          <text:p text:style-name="P25"><text:span text:style-name="T1">What didn’t work / what we’d do differently</text:span> <text:span text:style-name="T2">&lt;duration; no blame, focus on patterns.&gt;</text:span></text:p>
        </text:list-item>
        <text:list-item>
          <text:p text:style-name="P25"><text:span text:style-name="T1">Learnings to carry forward</text:span> <text:span text:style-name="T2">&lt;duration; identify Learning Log entries.&gt;</text:span></text:p>
        </text:list-item>
        <text:list-item>
          <text:p text:style-name="P25"><text:span text:style-name="T1">Updates to learning log and future proposals</text:span> <text:span text:style-name="T2">&lt;duration.&gt;</text:span></text:p>
        </text:list-item>
        <text:list-item>
          <text:p text:style-name="P25"><text:span text:style-name="T1">Check-out</text:span> </text:p>
        </text:list-item>
      </text:list>
      <text:h text:style-name="Heading_20_3" text:outline-level="3"><text:bookmark-start text:name="notes-and-records-3"/>Notes and Records<text:bookmark-end text:name="notes-and-records-3"/></text:h>
      <text:list text:style-name="L16">
        <text:list-item>
          <text:p text:style-name="P26"><text:span text:style-name="T1">Date:</text:span></text:p>
        </text:list-item>
        <text:list-item>
          <text:p text:style-name="P26"><text:span text:style-name="T1">Facilitator:</text:span></text:p>
        </text:list-item>
        <text:list-item>
          <text:p text:style-name="P26"><text:span text:style-name="T1">Attendees:</text:span></text:p>
        </text:list-item>
        <text:list-item>
          <text:p text:style-name="P26"><text:span text:style-name="T1">Notes:</text:span></text:p>
        </text:list-item>
        <text:list-item>
          <text:p text:style-name="P26"><text:span text:style-name="T1">Learning Log entries triggered:</text:span> <text:span text:style-name="T2">&lt;list or </text:span>“<text:span text:style-name="T2">none</text:span>”<text:span text:style-name="T2">&gt;</text:span></text:p>
        </text:list-item>
        <text:list-item>
          <text:p text:style-name="P26"><text:span text:style-name="T1">Future proposals added:</text:span> <text:span text:style-name="T2">&lt;list or </text:span>“<text:span text:style-name="T2">none</text:span>”<text:span text:style-name="T2">&gt;</text:span></text:p>
        </text:list-item>
      </text:list>
      <text:p text:style-name="Horizontal_20_Line"/>
      <text:h text:style-name="Heading_20_2" text:outline-level="2"><text:bookmark-start text:name="meeting-type-conflict-handling"/>Meeting Type: Conflict Handling<text:bookmark-end text:name="meeting-type-conflict-handling"/></text:h>
      <text:p text:style-name="First_20_paragraph"><text:span text:style-name="T2">RCOS clauses: </text:span><text:a xlink:type="simple" xlink:href="https://blueprint.ecohubs.community/de/articles/rcos-core/v0-1/layer-5-operations-coordination#72-meeting-system" office:name=""><text:span text:style-name="Definition"><text:span text:style-name="T2">7.2.1</text:span></text:span></text:a><text:span text:style-name="T2">, </text:span><text:a xlink:type="simple" xlink:href="https://blueprint.ecohubs.community/de/articles/rcos-core/v0-1/layer-5-operations-coordination#72-meeting-system" office:name=""><text:span text:style-name="Definition"><text:span text:style-name="T2">7.2.2</text:span></text:span></text:a><text:span text:style-name="T2">, </text:span><text:a xlink:type="simple" xlink:href="https://blueprint.ecohubs.community/de/articles/rcos-core/v0-1/layer-5-operations-coordination#72-meeting-system" office:name=""><text:span text:style-name="Definition"><text:span text:style-name="T2">7.2.3</text:span></text:span></text:a><text:span text:style-name="T2">, </text:span><text:a xlink:type="simple" xlink:href="https://blueprint.ecohubs.community/de/articles/rcos-core/v0-1/layer-5-operations-coordination#76-artifacts" office:name=""><text:span text:style-name="Definition"><text:span text:style-name="T2">7.6.4</text:span></text:span></text:a><text:span text:style-name="T2">; see also Layer 4 — </text:span><text:a xlink:type="simple" xlink:href="https://blueprint.ecohubs.community/de/articles/rcos-core/v0-1/layer-4-conflict-repair-accountability#62-resolution-pathways" office:name=""><text:span text:style-name="Definition"><text:span text:style-name="T2">Conflict Resolution Ladder</text:span></text:span></text:a></text:p>
      <text:p text:style-name="P27"><text:span text:style-name="T1">Begründung — Why a distinct meeting type for conflict</text:span></text:p>
      <text:p text:style-name="P27">Conflict work has rules that other meetings don’t: confidentiality, Facilitator selection that bypasses party preference, anti-retaliation protections, and restricted records. Using the Operations template for a conflict session would quietly violate all of these. A dedicated template makes the different container visible from the first minute.</text:p>
      <text:p text:style-name="P28"><text:span text:style-name="T1">Anleitung — How to fill this in</text:span></text:p>
      <text:p text:style-name="P28">Use this template only for facilitated sessions under Conflict Resolution Ladder Steps 2–4. Privacy and Facilitator-selection rules are governed by Layer 4, not by the meeting itself.</text:p>
      <text:list text:style-name="L17">
        <text:list-item>
          <text:p text:style-name="P29"><text:span text:style-name="T1">Purpose:</text:span> Facilitate resolution at a defined ladder step (Conflict Resolution Ladder Steps 2–4).</text:p>
        </text:list-item>
        <text:list-item>
          <text:p text:style-name="P29"><text:span text:style-name="T1">Decision scope:</text:span> Produces repair plans, agreements, or escalation decisions; binding outcomes require the authority defined in the Conflict Resolution Ladder and Decision Matrix.</text:p>
        </text:list-item>
        <text:list-item>
          <text:p text:style-name="P29"><text:span text:style-name="T1">Required participants:</text:span> Parties to the conflict; assigned Facilitator (per Conflict Resolution Ladder selection rules).</text:p>
        </text:list-item>
        <text:list-item>
          <text:p text:style-name="P29"><text:span text:style-name="T1">Optional participants:</text:span> A support person, by mutual written consent of all parties.</text:p>
        </text:list-item>
        <text:list-item>
          <text:p text:style-name="P29"><text:span text:style-name="T1">Cadence:</text:span> As needed; triggered by intake.</text:p>
        </text:list-item>
        <text:list-item>
          <text:p text:style-name="P29"><text:span text:style-name="T1">Duration limit:</text:span> <text:span text:style-name="T2">&lt;typically 60–90 minutes; Facilitator may extend.&gt;</text:span></text:p>
        </text:list-item>
        <text:list-item>
          <text:p text:style-name="P29"><text:span text:style-name="T1">Facilitation:</text:span> Selected per Conflict Resolution Ladder (Layer 4) — not chosen by the parties themselves.</text:p>
        </text:list-item>
      </text:list>
      <text:p text:style-name="P30"><text:span text:style-name="T1">Privacy note:</text:span> Records from this meeting type are subject to the privacy and information access boundaries defined in the Conflict Resolution Ladder (Layer 4). They are not published to the general member record by default.</text:p>
      <text:h text:style-name="Heading_20_3" text:outline-level="3"><text:bookmark-start text:name="agenda-structure-4"/>Agenda Structure<text:bookmark-end text:name="agenda-structure-4"/></text:h>
      <text:list text:style-name="L18">
        <text:list-item>
          <text:p text:style-name="P31"><text:span text:style-name="T1">Opening and ground rules</text:span> <text:span text:style-name="T2">&lt;duration; consent, confidentiality, anti-retaliation, pause rights.&gt;</text:span></text:p>
        </text:list-item>
        <text:list-item>
          <text:p text:style-name="P31"><text:span text:style-name="T1">Each party shares their perspective</text:span> <text:span text:style-name="T2">&lt;uninterrupted; equal time.&gt;</text:span></text:p>
        </text:list-item>
        <text:list-item>
          <text:p text:style-name="P31"><text:span text:style-name="T1">Shared understanding check</text:span> <text:span text:style-name="T2">&lt;duration.&gt;</text:span></text:p>
        </text:list-item>
        <text:list-item>
          <text:p text:style-name="P31"><text:span text:style-name="T1">Needs and requests</text:span> <text:span text:style-name="T2">&lt;duration.&gt;</text:span></text:p>
        </text:list-item>
        <text:list-item>
          <text:p text:style-name="P31"><text:span text:style-name="T1">Repair or agreement options</text:span> <text:span text:style-name="T2">&lt;duration.&gt;</text:span></text:p>
        </text:list-item>
        <text:list-item>
          <text:p text:style-name="P31"><text:span text:style-name="T1">Decision or next step</text:span> <text:span text:style-name="T2">&lt;duration.&gt;</text:span></text:p>
        </text:list-item>
        <text:list-item>
          <text:p text:style-name="P31"><text:span text:style-name="T1">Documentation</text:span> <text:span text:style-name="T2">&lt;duration; record per Layer 4 privacy rules.&gt;</text:span></text:p>
        </text:list-item>
      </text:list>
      <text:h text:style-name="Heading_20_3" text:outline-level="3"><text:bookmark-start text:name="record-format"/>Record Format<text:bookmark-end text:name="record-format"/></text:h>
      <text:p text:style-name="P32">This record is confidential. Access is restricted per the Conflict Resolution Ladder (Layer 4).</text:p>
      <text:list text:style-name="L19">
        <text:list-item>
          <text:p text:style-name="P33"><text:span text:style-name="T1">Date:</text:span></text:p>
        </text:list-item>
        <text:list-item>
          <text:p text:style-name="P33"><text:span text:style-name="T1">Facilitator:</text:span></text:p>
        </text:list-item>
        <text:list-item>
          <text:p text:style-name="P33"><text:span text:style-name="T1">Parties present:</text:span></text:p>
        </text:list-item>
        <text:list-item>
          <text:p text:style-name="P33"><text:span text:style-name="T1">Ladder step:</text:span></text:p>
        </text:list-item>
        <text:list-item>
          <text:p text:style-name="P33"><text:span text:style-name="T1">Conflict class:</text:span></text:p>
        </text:list-item>
        <text:list-item>
          <text:p text:style-name="P33"><text:span text:style-name="T1">Outcome:</text:span> <text:span text:style-name="T2">&lt;Agreement reached / Escalated to next step / Adjourned&gt;</text:span></text:p>
        </text:list-item>
        <text:list-item>
          <text:p text:style-name="P33"><text:span text:style-name="T1">Agreed actions (if any):</text:span></text:p>
        </text:list-item>
        <text:list-item>
          <text:p text:style-name="P33"><text:span text:style-name="T1">Escalation destination (if applicable):</text:span></text:p>
        </text:list-item>
        <text:list-item>
          <text:p text:style-name="P33"><text:span text:style-name="T1">Access:</text:span> Parties and Facilitator only; disclosed to Full Members only if escalated to the governance step.</text:p>
        </text:list-item>
      </text:list>
      <text:p text:style-name="Horizontal_20_Line"/>
      <text:h text:style-name="Heading_20_2" text:outline-level="2"><text:bookmark-start text:name="ratification-record"/>Ratification Record<text:bookmark-end text:name="ratification-record"/></text:h>
      <text:list text:style-name="L20">
        <text:list-item>
          <text:p text:style-name="P34"><text:span text:style-name="T1">Adopted:</text:span> </text:p>
        </text:list-item>
        <text:list-item>
          <text:p text:style-name="P34"><text:span text:style-name="T1">Decision type:</text:span> Strategic</text:p>
        </text:list-item>
        <text:list-item>
          <text:p text:style-name="P34"><text:span text:style-name="T1">Version:</text:span> </text:p>
        </text:list-item>
        <text:list-item>
          <text:p text:style-name="P34"><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7Z</meta:creation-date>
    <dc:date>2026-04-28T01:21:07Z</dc:date>
    <meta:user-defined meta:name="title-meta" meta:value-type="string">Meeting Templates</meta:user-defined>
  </office:meta>
</office:document-meta>
</file>